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pple-system" svg:font-family="apple-system, BlinkMacSystemFont, 'Segoe UI', Helvetica, Arial, sans-serif, 'Apple Color Emoji', 'Segoe UI Emoji'" style:font-charset="x-symbol"/>
    <style:font-face style:name="Arial Unicode MS1" svg:font-family="'Arial Unicode MS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.1252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1252in" loext:contextual-spacing="false" fo:text-indent="0in" style:auto-text-indent="false"/>
      <style:text-properties fo:font-variant="normal" fo:text-transform="none" fo:color="#24292e" style:font-name="Calibri" fo:font-size="12pt" fo:letter-spacing="normal" fo:font-style="normal" fo:font-weight="normal" officeooo:paragraph-rsid="0001f4f3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.1252in" loext:contextual-spacing="false" fo:text-indent="0in" style:auto-text-indent="false"/>
      <style:text-properties fo:font-variant="normal" fo:text-transform="none" fo:color="#24292e" style:font-name="Calibri" fo:font-size="14pt" fo:letter-spacing="normal" fo:font-style="normal" fo:font-weight="bold" officeooo:paragraph-rsid="0001f4f3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24292e" style:font-name="Calibri" fo:font-size="12pt" fo:letter-spacing="normal" fo:font-style="normal" fo:font-weight="normal" officeooo:paragraph-rsid="0001f4f3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24292e" style:font-name="Calibri" fo:font-size="14pt" fo:letter-spacing="normal" fo:font-style="normal" fo:font-weight="bold" officeooo:paragraph-rsid="0001f4f3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4292e" style:font-name="apple-system" fo:font-size="9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92e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4292e" style:font-name="Calibri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366d6" style:text-line-through-style="none" style:text-line-through-type="none" style:font-name="apple-system" fo:font-size="9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variant="normal" fo:text-transform="none" fo:color="#0366d6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0366d6" style:text-line-through-style="none" style:text-line-through-type="none" style:font-name="Calibri" fo:font-size="12pt" fo:letter-spacing="normal" fo:font-style="normal" style:text-underline-style="none" fo:font-weight="normal" style:text-blinking="fals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This project provides a template for IMDB dataset database which can be accessed via </text:span><text:a xlink:type="simple" xlink:href="https://www.imdb.com/interfaces/" text:style-name="Internet_20_link" text:visited-style-name="Visited_20_Internet_20_Link"><text:span text:style-name="T10">https://www.imdb.com/interfaces/</text:span></text:a><text:span text:style-name="T5">. Some functionalities added: such as typecasting actors/actresses and a list of movies or TV shows that both people shared.</text:span></text:p>
      <text:p text:style-name="P4">Technologies</text:p>
      <text:p text:style-name="P3">Spring Boot - JAVA 14 </text:p>
      <text:p text:style-name="P3">Hibernate MySQL - Needed download MAMP for MACOS or WAMP for Windows </text:p>
      <text:p text:style-name="P3">Rest APIs</text:p>
      <text:p text:style-name="P6">Run The App in the Development Mode </text:p>
      <text:p text:style-name="P5">Start application in development mode. From the Imdb Application class run the application. Then it will automatically start the project from 8080 port.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pple-system" svg:font-family="apple-system, BlinkMacSystemFont, 'Segoe UI', Helvetica, Arial, sans-serif, 'Apple Color Emoji', 'Segoe UI Emoji'" style:font-charset="x-symbol"/>
    <style:font-face style:name="Arial Unicode MS1" svg:font-family="'Arial Unicode MS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4T00:03:21.548278230</meta:creation-date>
    <dc:date>2020-06-14T00:04:45.315165053</dc:date>
    <meta:editing-duration>PT1M24S</meta:editing-duration>
    <meta:editing-cycles>1</meta:editing-cycles>
    <meta:document-statistic meta:table-count="0" meta:image-count="0" meta:object-count="0" meta:page-count="1" meta:paragraph-count="7" meta:word-count="84" meta:character-count="541" meta:non-whitespace-character-count="461"/>
    <meta:generator>LibreOffice/6.3.6.2$MacOSX_X86_64 LibreOffice_project/2196df99b074d8a661f4036fca8fa0cbfa33a497</meta:generator>
  </office:meta>
</office:document-meta>
</file>